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line-through-style="solid" style:text-line-through-type="single" fo:font-size="32pt" style:font-size-asian="32pt" style:font-size-complex="32pt"/>
    </style:style>
    <style:style style:name="T5" style:family="text">
      <style:text-properties style:font-name="Source Code Pro Light"/>
    </style:style>
    <style:style style:name="T6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pan text:style-name="T1">building container images</text:span><text:line-break/>hard ways and easy way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Nalin Dahyabhai, <text:a xlink:href="mailto:nalin@redhat.com" xlink:type="simple">nalin@redhat.com</text:a>, @atnalind</text:p>
            <text:p text:style-name="P1">devconf.us, 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at’s the problem we’re solving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want to build a container image of my favorite program.</text:p>
              </text:list-item>
              <text:list-item>
                <text:p>This image needs to be good enough to be...</text:p>
              </text:list-item>
            </text:list>
            <text:list text:style-name="L3">
              <text:list-item>
                <text:list>
                  <text:list-item>
                    <text:p>… imported into my favorite container engine.</text:p>
                  </text:list-item>
                  <text:list-item>
                    <text:p>… uploaded to a registry.</text:p>
                  </text:list-item>
                  <text:list-item>
                    <text:p>… run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 what do we need to supply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Layers</text:span></text:p>
                <text:list>
                  <text:list-item>
                    <text:p><text:span text:style-name="T3">filesystem contents</text:span></text:p>
                  </text:list-item>
                </text:list>
              </text:list-item>
              <text:list-item>
                <text:p><text:span text:style-name="T2">Configuration</text:span></text:p>
                <text:list>
                  <text:list-item>
                    <text:p><text:span text:style-name="T3">how to use the layers to build up the filesystem</text:span></text:p>
                  </text:list-item>
                  <text:list-item>
                    <text:p><text:span text:style-name="T3">which command to run</text:span></text:p>
                  </text:list-item>
                  <text:list-item>
                    <text:p><text:span text:style-name="T3">how to run it</text:span></text:p>
                  </text:list-item>
                </text:list>
              </text:list-item>
              <text:list-item>
                <text:p><text:span text:style-name="T2">Manifest</text:span></text:p>
                <text:list>
                  <text:list-item>
                    <text:p><text:span text:style-name="T3">list of all of the other thing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 we get things there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skopeo!</text:span></text:p>
                <text:list>
                  <text:list-item>
                    <text:p><text:span text:style-name="T2">copies images from one place to another!</text:span></text:p>
                  </text:list-item>
                  <text:list-item>
                    <text:p><text:span text:style-name="T2">handles format conversions for us!</text:span></text:p>
                  </text:list-item>
                  <text:list-item>
                    <text:p><text:span text:style-name="T2">lets us check our work!</text:span></text:p>
                  </text:list-item>
                  <text:list-item>
                    <text:p><text:span text:style-name="T4">stays crispy in milk!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do it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4"><text:span text:style-name="T3">(builds a layer using make-layer2-1.sh)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Oh no! <text:s/>I own all the files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unshare(1)</text:span>!</text:p>
                <text:list>
                  <text:list-item>
                    <text:p>User namespaces! <text:s/>Please lie to me, kernel!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try it using unshare!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4"><text:span text:style-name="T3">(builds a layer using make-layer2-2.sh)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t wait, unshare lets us do more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4"><text:span text:style-name="T3">(builds a layer using make-layer2-3.sh)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did I get an error there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nshare defaults to mapping just one ID: yours</text:p>
              </text:list-item>
              <text:list-item>
                <text:p>newer useradd allocates ranges for newuidmap, newgidmap</text:p>
              </text:list-item>
              <text:list-item>
                <text:p>use both, and get a whole range of IDs in the namespac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t’s try mapping ranges of ID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<text:span text:style-name="T3">(builds a layer using make-layer2-4.sh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hat’s not so hard. <text:s/>I could do that.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es, you can! <text:s/>Layers are hard, though. <text:s/>I skipped that part.</text:p>
              </text:list-item>
              <text:list-item>
                <text:p>Welcome to the club.</text:p>
              </text:list-item>
              <text:list-item>
                <text:p><text:span text:style-name="T6">We have dues. <text:s/>I’m the treasurer. <text:s/>Give to me the monies.</text:span></text:p>
              </text:list-item>
              <text:list-item>
                <text:p>So many tools.</text:p>
              </text:list-item>
              <text:list-item>
                <text:p>Let’s look at some of the tools we can us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b (Azure Container Builder)</text:p>
          </draw:text-box>
        </draw:frame>
        <draw:frame presentation:style-name="pr4" draw:text-style-name="P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ah (projectatomic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s openshift/imagebuilder to parse Dockerfile.</text:p>
              </text:list-item>
              <text:list-item>
                <text:p>Defaults to runc for handling RUN instructions.</text:p>
              </text:list-item>
              <text:list-item>
                <text:p>Uses containers/image for pushing images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buildkit (moby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s native Dockerfile parser (also used by docker build).</text:p>
              </text:list-item>
              <text:list-item>
                <text:p>Uses runc for RUN instructions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cker build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as dockerd do the build/tagging/pushing.</text:p>
                <text:list>
                  <text:list-item>
                    <text:p>Uses buildkit to parse Dockerfile.</text:p>
                  </text:list-item>
                  <text:list-item>
                    <text:p>Uses runc for RUN instructions.</text:p>
                  </text:list-item>
                  <text:list-item>
                    <text:p>Uses native logic for pushing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cb (Google Container Builder)</text:p>
          </draw:text-box>
        </draw:frame>
        <draw:frame presentation:style-name="pr4" draw:text-style-name="P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mg (genuinetools)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s buildkit for parsing Dockerfile.</text:p>
              </text:list-item>
              <text:list-item>
                <text:p>Uses runc for RUN instructions.</text:p>
              </text:list-item>
              <text:list-item>
                <text:p>Uses buildkit for pushing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niko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Expects to be run inside of a container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cknowledgments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kihiroSuda’s buildbench</text:p>
              </text:list-item>
              <text:list-item>
                <text:p>github.com/containerbuilding’s cbi doc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ere are these slides and scripts?</text:p>
          </draw:text-box>
        </draw:frame>
        <draw:frame presentation:style-name="pr4" draw:text-style-name="P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https://github.com/nalind/devconf.us-2018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Light" svg:font-family="'Source Code Pro Light'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7:05:09.277176402</meta:creation-date>
    <meta:editing-duration>PT34M58S</meta:editing-duration>
    <meta:editing-cycles>5</meta:editing-cycles>
    <meta:generator>LibreOffice/6.0.6.1$Linux_X86_64 LibreOffice_project/00$Build-1</meta:generator>
    <dc:title>Vivid</dc:title>
    <dc:date>2018-08-07T16:27:54.320490235</dc:date>
    <meta:document-statistic meta:object-count="120"/>
  </office:meta>
</office:document-meta>
</file>